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4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1" office:value-type="string" calcext:value-type="string">
            <text:p>202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12/9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:.P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:.P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:.P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:.P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:.P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:.P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:.P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/>
          <table:table-cell table:style-name="ce2"/>
          <table:table-cell table:style-name="ce1" table:formula="of:=SUM([.D11:.P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2:.P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3:.P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4:.P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5:.P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6:.P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7:.P1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9:.P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0:.P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1:.P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2:.P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3:.P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4:.P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5:.P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6:.P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7:.P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8:.P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29:.P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0:.P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1:.P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32:.P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4:.P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5:.P3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6:.P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7:.P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8:.P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9:.P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0:.P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1:.P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2:.P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3:.P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4:.P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45:.P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46:.P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47:.P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9:.P4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50:.P5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1:.P5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52:.P5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3:.P5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4:.P5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55:.P5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6:.P5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7:.P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8:.P5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9:.P5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0:.P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1:.P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2:.P6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4:.P64])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5:.P6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6:.P6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7:.P6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8:.P6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9:.P6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0:.P7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1:.P7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2:.P7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/>
          <table:table-cell table:style-name="ce2"/>
          <table:table-cell table:style-name="ce1" table:formula="of:=SUM([.D73:.P7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/>
          <table:table-cell table:style-name="ce2"/>
          <table:table-cell table:style-name="ce1" table:formula="of:=SUM([.D74:.P7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5:.P7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76:.P7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77:.P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9:.P7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0:.P8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1:.P8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2:.P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3:.P8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4:.P8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5:.P8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6:.P8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7:.P8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8:.P8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89:.P8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0:.P9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91:.P9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92:.P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4:.P9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5:.P9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6:.P9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7:.P9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8:.P9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9:.P9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0:.P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1:.P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2:.P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3:.P10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04:.P10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05:.P10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06:.P10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8:.P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9:.P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0:.P11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1:.P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2:.P11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3:.P11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4:.P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5:.P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6:.P1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7:.P1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18:.P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19:.P1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20:.P1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21:.P12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22])" office:value-type="float" office:value="10" calcext:value-type="float">
            <text:p>10</text:p>
          </table:table-cell>
          <table:table-cell table:style-name="ce6" table:formula="of:=SUM([.E4:.E122])" office:value-type="float" office:value="10" calcext:value-type="float">
            <text:p>10</text:p>
          </table:table-cell>
          <table:table-cell table:style-name="ce9" table:formula="of:=SUM([.F4:.F122])" office:value-type="float" office:value="10" calcext:value-type="float">
            <text:p>10</text:p>
          </table:table-cell>
          <table:table-cell table:style-name="ce9" table:formula="of:=SUM([.G4:.G122])" office:value-type="float" office:value="10" calcext:value-type="float">
            <text:p>10</text:p>
          </table:table-cell>
          <table:table-cell table:style-name="ce9" table:formula="of:=SUM([.H4:.H122])" office:value-type="float" office:value="10" calcext:value-type="float">
            <text:p>10</text:p>
          </table:table-cell>
          <table:table-cell table:style-name="ce6" table:formula="of:=SUM([.I4:.I122])" office:value-type="float" office:value="10" calcext:value-type="float">
            <text:p>10</text:p>
          </table:table-cell>
          <table:table-cell table:style-name="ce6" table:formula="of:=SUM([.J4:.J122])" office:value-type="float" office:value="10" calcext:value-type="float">
            <text:p>10</text:p>
          </table:table-cell>
          <table:table-cell table:style-name="ce6" table:formula="of:=SUM([.K4:.K122])" office:value-type="float" office:value="10" calcext:value-type="float">
            <text:p>10</text:p>
          </table:table-cell>
          <table:table-cell table:style-name="ce9" table:formula="of:=SUM([.L4:.L122])" office:value-type="float" office:value="10" calcext:value-type="float">
            <text:p>10</text:p>
          </table:table-cell>
          <table:table-cell table:style-name="ce6" table:formula="of:=SUM([.M4:.M122])" office:value-type="float" office:value="10" calcext:value-type="float">
            <text:p>10</text:p>
          </table:table-cell>
          <table:table-cell table:style-name="ce9" table:formula="of:=SUM([.N4:.N122])" office:value-type="float" office:value="10" calcext:value-type="float">
            <text:p>10</text:p>
          </table:table-cell>
          <table:table-cell table:style-name="ce6" table:formula="of:=SUM([.O4:.O122])" office:value-type="float" office:value="10" calcext:value-type="float">
            <text:p>10</text:p>
          </table:table-cell>
          <table:table-cell table:style-name="ce2"/>
          <table:table-cell table:style-name="ce1" table:formula="of:=SUM([.D123:.P123])" office:value-type="float" office:value="120" calcext:value-type="float">
            <text:p>120</text:p>
          </table:table-cell>
        </table:table-row>
        <table:table-row table:style-name="ro1" table:number-rows-repeated="10484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6T11:00:16.481586045</dc:date>
    <meta:editing-duration>PT5H36M37S</meta:editing-duration>
    <meta:editing-cycles>28</meta:editing-cycles>
    <meta:generator>LibreOffice/7.3.7.2$Linux_X86_64 LibreOffice_project/30$Build-2</meta:generator>
    <meta:document-statistic meta:table-count="1" meta:cell-count="637" meta:object-count="0"/>
  </office:meta>
</office:document-meta>
</file>